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font-name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style:font-name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font-name="Arial" style:font-name-complex="Arial" fo:font-size="8pt" style:font-size-asian="8pt" style:font-size-complex="8pt"/>
    </style:style>
    <style:style style:name="T9" style:parent-style-name="Policepardéfaut" style:family="text">
      <style:text-properties style:font-name="Arial" style:font-name-complex="Arial" fo:font-size="8pt" style:font-size-asian="8pt" style:font-size-complex="8pt"/>
    </style:style>
    <style:style style:name="T10" style:parent-style-name="Policepardéfaut" style:family="text">
      <style:text-properties style:font-name="Arial" style:font-name-complex="Arial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font-name="Arial" style:font-name-complex="Arial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13" style:parent-style-name="Lienhypertexte" style:family="text">
      <style:text-properties style:font-name="Arial" style:font-name-complex="Arial" fo:font-size="8pt" style:font-size-asian="8pt" style:font-size-complex="8pt"/>
    </style:style>
    <style:style style:name="T14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15" style:parent-style-name="Lienhypertexte" style:family="text">
      <style:text-properties style:font-name="Arial" style:font-name-complex="Arial" fo:font-size="8pt" style:font-size-asian="8pt" style:font-size-complex="8pt"/>
    </style:style>
    <style:style style:name="T16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17" style:parent-style-name="Lienhypertexte" style:family="text">
      <style:text-properties style:font-name="Arial" style:font-name-complex="Arial" fo:font-size="8pt" style:font-size-asian="8pt" style:font-size-complex="8pt"/>
    </style:style>
    <style:style style:name="T18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19" style:parent-style-name="Standard" style:family="paragraph">
      <style:text-properties style:font-name="Arial" style:font-name-complex="Arial" fo:color="#000000" fo:font-size="8pt" style:font-size-asian="8pt" style:font-size-complex="8pt"/>
    </style:style>
    <style:style style:name="T20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21" style:parent-style-name="Lienhypertexte" style:family="text">
      <style:text-properties style:font-name="Arial" style:font-name-complex="Arial" fo:font-size="8pt" style:font-size-asian="8pt" style:font-size-complex="8pt"/>
    </style:style>
    <style:style style:name="T22" style:parent-style-name="Policepardéfaut" style:family="text">
      <style:text-properties style:font-name="Arial" style:font-name-complex="Arial" fo:font-size="8pt" style:font-size-asian="8pt" style:font-size-complex="8pt"/>
    </style:style>
    <style:style style:name="T23" style:parent-style-name="Lienhypertexte" style:family="text">
      <style:text-properties style:font-name="Arial" style:font-name-complex="Arial" fo:font-size="8pt" style:font-size-asian="8pt" style:font-size-complex="8pt"/>
    </style:style>
    <style:style style:name="T24" style:parent-style-name="Policepardéfaut" style:family="text">
      <style:text-properties style:font-name="Arial" style:font-name-complex="Arial" fo:font-size="8pt" style:font-size-asian="8pt" style:font-size-complex="8pt"/>
    </style:style>
  </office:automatic-styles>
  <office:body>
    <office:text text:use-soft-page-breaks="true">
      <text:p text:style-name="P1"><text:span text:style-name="T2">Configuration GSB_AppliMVC</text:span></text:p>
      <text:p text:style-name="P3"/>
      <text:p text:style-name="P4"/>
      <text:p text:style-name="P5"/>
      <text:p text:style-name="P6">Configuration en local <text:s text:c="2"/></text:p>
      <text:p text:style-name="P7"/>
      <text:p text:style-name="P8">Pour créer la base distante installez WampServer (version utilisée : WampServer Version 3.1.1 32bit).</text:p>
      <text:p text:style-name="Standard"><text:span text:style-name="T9">En haut dans le chemin de navigation cliquer sur<text:s/></text:span><text:a xlink:href="http://localhost/phpmyadmin/index.php" office:target-frame-name="_top" xlink:show="replace"><text:span text:style-name="T10">Serveur: Local</text:span></text:a><text:span text:style-name="T11"><text:s/>Databases</text:span><text:span text:style-name="T12">, toujours en haut de la page, cliquer sur<text:s/></text:span><text:a xlink:href="http://localhost/phpmyadmin/server_sql.php?db=" office:target-frame-name="_top" xlink:show="replace"><text:span text:style-name="T13">SQL</text:span></text:a><text:span text:style-name="T14">. Sélectionnez et copier/coller le code SQL de la base gsb_frais remplie, trouvable à l’adresse<text:s/></text:span><text:a xlink:href="https://github.com/grunam/GSB_AppliMVC/blob/master/dump_gsb_frais_042018.sql%20%20%20%20" office:target-frame-name="_top" xlink:show="replace"><text:span text:style-name="T15">https://github.com/grunam/GSB_AppliMVC/blob/master/dump_gsb_frais_042018.sql</text:span></text:a><text:span text:style-name="T16">, dans la le champ SQL de la page<text:s/></text:span><text:a xlink:href="http://localhost/phpmyadmin/server_sql.php?db=" office:target-frame-name="_top" xlink:show="replace"><text:span text:style-name="T17">SQL</text:span></text:a><text:span text:style-name="T18"><text:s/>et cliquer « exécuter ». La base distante remplie <text:s/>« gsb_frais » de l’application « GSB_AppliMVC » est créée et prête à l’emploi.</text:span></text:p>
      <text:p text:style-name="P19"/>
      <text:p text:style-name="Standard"><text:span text:style-name="T20">Récupérer le zip du projet à cette adresse :</text:span><text:s/><text:a xlink:href="https://github.com/grunam/GSB_AppliMVC/releases/tag/stable" office:target-frame-name="_top" xlink:show="replace"><text:span text:style-name="T21">https://github.com/grunam/GSB_AppliMVC/releases/tag/stable</text:span></text:a><text:span text:style-name="T22">. Décompresser le dossier, copier le dossier décompressé « GSB_AppliMVC-stable » dans le dossier « www » de Wamp. Renommer le dossier « GSB_AppliMVC-stable » en « GSB_AppliMVC ». A l’intérieur du dossier nouvellement renommé « GSB_AppliMVC » renommer « GSB_AppliMVC-stable » en « www ». Enfin aller sur la page<text:s/></text:span><text:a xlink:href="http://localhost/GSB_AppliMVC/www/index.php" office:target-frame-name="_top" xlink:show="replace"><text:span text:style-name="T23">http://localhost/GSB_AppliMVC/www/index.php</text:span></text:a><text:span text:style-name="T24"><text:s/>pour la connexion utilisateur. 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style:vertical-align="baseline" fo:margin-bottom="0in" fo:line-height="100%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mik tiab</meta:initial-creator>
    <dc:creator>namik tiab</dc:creator>
    <meta:creation-date>2018-04-09T08:37:00Z</meta:creation-date>
    <dc:date>2018-04-09T08:39:00Z</dc:date>
    <meta:template xlink:href="Normal" xlink:type="simple"/>
    <meta:editing-cycles>1</meta:editing-cycles>
    <meta:editing-duration>PT120S</meta:editing-duration>
    <meta:document-statistic meta:page-count="1" meta:paragraph-count="3" meta:word-count="235" meta:character-count="1526" meta:row-count="10" meta:non-whitespace-character-count="1294"/>
  </office:meta>
</office:document-meta>
</file>